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fo:language="de" fo:country="DE"/>
    </style:style>
    <style:style style:name="P2" style:family="paragraph" style:parent-style-name="Standard">
      <style:paragraph-properties fo:line-height="200%" fo:text-align="center" style:justify-single-word="false"/>
      <style:text-properties fo:language="de" fo:country="DE"/>
    </style:style>
    <style:style style:name="P3" style:family="paragraph" style:parent-style-name="Standard">
      <style:paragraph-properties fo:line-height="200%" fo:text-align="start" style:justify-single-word="false"/>
      <style:text-properties fo:language="de" fo:country="DE"/>
    </style:style>
    <style:style style:name="T1" style:family="text">
      <style:text-properties style:font-name="Times New Roman1"/>
    </style:style>
    <style:style style:name="T2" style:family="text">
      <style:text-properties style:font-name="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obert Ritchie</text:p>
      <text:p text:style-name="P2">Als Es M<text:span text:style-name="T1">ö</text:span><text:span text:style-name="T2">glichkeiten Gab</text:span></text:p>
      <text:p text:style-name="P1"><text:tab/>Als Thomas hielt vor die Eisenbahn, erinnerte ich mich unsere Zeit zusammen acht Jahren vor. Ich wohnte noch mit meinen Eltern. Mein Vater besa<text:span text:style-name="T1">β</text:span><text:span text:style-name="T2"> ein Gesch</text:span><text:span text:style-name="T1">ä</text:span><text:span text:style-name="T2">ft, so meine Mutter blieb zu Hause und musste nich arbeiten. Nach meiner Meinung war ihr Alltag sehr langweilig, aber sie war zufrieden. Leider wollten sie dass ich auch dieses Leben zu haben. </text:span></text:p>
      <text:p text:style-name="P1"><text:span text:style-name="T2"><text:tab/>Seit ich jung war hasste ich die pomp</text:span><text:span text:style-name="T1">ö</text:span><text:span text:style-name="T2">se Lebensf</text:span><text:span text:style-name="T1">ührung meiner Eltern. Ich machte alles dass ich konnte um die zu entkommen. Um diese Zeit traf ich Thomas. Er war ein paar Jahre älter als mir und studierte um Innenarchitekt zu werden. Damals dachte ich dass Thomas etwas komisch war und ich verbrachte Zeit mit ihm nur denn meine Eltern würde es nicht mögen.</text:span></text:p>
      <text:p text:style-name="P1"><text:span text:style-name="T1"><text:tab/>Nach ein paar Monaten mit Thomas verliebte ich mich in ihn. Alles von ihm dass ich komisch gefanden hatte, fand ich gewinnend. Ich war nie so froh als ich war in diese Monaten mit Thomas. Er war bald fertig mit seiner Ausbildung und wir hatten danach verheiraten vor. Meine Eltern wussten noch nichts von unserer Verhältnis.</text:span></text:p>
      <text:p text:style-name="P1"><text:span text:style-name="T1"><text:tab/>Als sie von unserer Verhältnis hörten, kamen sie zu mir und sagten dass ich soll Thomas keine mehr sehen. Natürlich war ich erstaunt darüber und ich ging gleich zu Thomas. Dass meine Eltern mein Leben führen wollten machte er sehr böse. Er stritt mit meinen Eltern viel, und ich wollte ihn zu halten. Er lehnte ab und ich sagte dass er muss lassen. Das war der gröβte Fehler meines Lebens. </text:span></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Ritchie</meta:initial-creator>
    <meta:creation-date>2016-02-03T18:14:37.01</meta:creation-date>
    <dc:date>2016-02-04T21:15:52.14</dc:date>
    <dc:creator>Robert Ritchie</dc:creator>
    <meta:editing-duration>PT7H22M5S</meta:editing-duration>
    <meta:editing-cycles>3</meta:editing-cycles>
    <meta:generator>OpenOffice/4.1.1$Win32 OpenOffice.org_project/411m6$Build-9775</meta:generator>
    <meta:document-statistic meta:table-count="0" meta:image-count="0" meta:object-count="0" meta:page-count="1" meta:paragraph-count="6" meta:word-count="253" meta:character-count="1461"/>
  </office:meta>
</office:document-meta>
</file>